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<text:s/>Alber</text:p>
      <text:p text:style-name="Standard">492-Senior Project 2</text:p>
      <text:p text:style-name="Standard"/>
      <text:p text:style-name="P1">Requirements</text:p>
      <text:p text:style-name="P2"/>
      <text:p text:style-name="P2">High Priority</text:p>
      <text:p text:style-name="P2"/>
      <text:list xml:id="list2109115340056927410" text:style-name="L1">
        <text:list-item>
          <text:p text:style-name="P3">Basic functions for the website (the calculator and brackets)</text:p>
        </text:list-item>
        <text:list-item>
          <text:p text:style-name="P3">Good looking website</text:p>
        </text:list-item>
        <text:list-item>
          <text:p text:style-name="P3">Contact page (able to get a hold of us)</text:p>
        </text:list-item>
        <text:list-item>
          <text:p text:style-name="P3">Season Page</text:p>
        </text:list-item>
        <text:list-item>
          <text:p text:style-name="P3">TKA, PKC, AAU</text:p>
        </text:list-item>
        <text:list-item>
          <text:p text:style-name="P3"><text:s/>take out high and low</text:p>
        </text:list-item>
        <text:list-item>
          <text:p text:style-name="P3"><text:s/>Change to AAU rules</text:p>
        </text:list-item>
        <text:list-item>
          <text:p text:style-name="P3">Fully developed back end </text:p>
        </text:list-item>
        <text:list-item>
          <text:p text:style-name="P3"><text:s/>Login</text:p>
        </text:list-item>
        <text:list-item>
          <text:p text:style-name="P3">Security</text:p>
        </text:list-item>
      </text:list>
      <text:p text:style-name="P2"/>
      <text:p text:style-name="P2">Low Prio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7-01-30T02:40:30.10</meta:creation-date>
    <dc:date>2017-01-30T03:08:07.51</dc:date>
    <dc:creator>Zachariah Alber</dc:creator>
    <meta:editing-duration>PT12M2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5" meta:word-count="61" meta:character-count="323"/>
  </office:meta>
</office:document-meta>
</file>